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Ani" svg:font-family="A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66b3"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" style:family="text">
      <style:text-properties officeooo:rsid="00046736"/>
    </style:style>
    <style:style style:name="T2" style:family="text">
      <style:text-properties style:text-position="super 58%" officeooo:rsid="00046736"/>
    </style:style>
    <style:style style:name="T3" style:family="text">
      <style:text-properties style:text-position="0% 100%"/>
    </style:style>
    <style:style style:name="T4" style:family="text">
      <style:text-properties style:font-name="Andale Mono"/>
    </style:style>
    <style:style style:name="T5" style:family="text">
      <style:text-properties style:font-name="Liberation Serif"/>
    </style:style>
    <style:style style:name="T6" style:family="text">
      <style:text-properties fo:color="#a3238e"/>
    </style:style>
    <style:style style:name="T7" style:family="text">
      <style:text-properties fo:color="#00864b"/>
    </style:style>
    <style:style style:name="T8" style:family="text">
      <style:text-properties fo:color="#006c3b"/>
    </style:style>
    <style:style style:name="T9" style:family="text">
      <style:text-properties fo:color="#006c3b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: <text:span text:style-name="T1">(DEALINE: 31</text:span><text:span text:style-name="T2">st</text:span><text:span text:style-name="T1"> March)</text:span></text:p>
      <text:p text:style-name="P2">Implementation</text:p>
      <text:p text:style-name="Standard">- <text:span text:style-name="T5">Exponential rv timesteps:</text:span></text:p>
      <text:p text:style-name="Standard"><text:tab/>- <text:span text:style-name="T9">Assignee</text:span>: Andrew - Kevin</text:p>
      <text:p text:style-name="Standard"/>
      <text:p text:style-name="Standard">- Random Walk Based Method:</text:p>
      <text:p text:style-name="Standard"><text:tab/>- <text:span text:style-name="T9">Assignee</text:span>: Andrew - Kevin</text:p>
      <text:p text:style-name="Standard"><text:tab/> </text:p>
      <text:p text:style-name="Standard">- Run simulation and plot results:</text:p>
      <text:p text:style-name="Standard"><text:tab/>- <text:span text:style-name="T9">Assignee</text:span>: Kevin</text:p>
      <text:p text:style-name="Standard"/>
      <text:p text:style-name="P2">Report</text:p>
      <text:p text:style-name="Standard">- Introduction:</text:p>
      <text:p text:style-name="Standard"><text:tab/>- <text:span text:style-name="T9">Assignee</text:span>: Oscar - Sinyoung</text:p>
      <text:p text:style-name="Standard"><text:tab/></text:p>
      <text:p text:style-name="Standard">- Mathematical preliminaries:</text:p>
      <text:p text:style-name="Standard"><text:tab/>- <text:span text:style-name="T9">Assignee</text:span>: Oscar - Sinyoung</text:p>
      <text:p text:style-name="Standard"><text:tab/></text:p>
      <text:p text:style-name="Standard">- Literature Review: </text:p>
      <text:p text:style-name="Standard"><text:tab/>- Random Step Size:</text:p>
      <text:p text:style-name="Standard"><text:tab/><text:tab/>- <text:span text:style-name="T9">Assignee</text:span>: Oscar - Sinyoung</text:p>
      <text:p text:style-name="Standard"><text:tab/>- calculate the probability that an exit was missed (Mannela)</text:p>
      <text:p text:style-name="Standard"><text:tab/><text:tab/>- <text:span text:style-name="T9">Assignee</text:span>: Andrew</text:p>
      <text:p text:style-name="Standard"><text:tab/>- Random Walk Based Method:</text:p>
      <text:p text:style-name="Standard"><text:tab/><text:tab/>- <text:span text:style-name="T9">Assignee</text:span>: Andrew - Kevin</text:p>
      <text:p text:style-name="Standard">- Motivation:</text:p>
      <text:p text:style-name="Standard"><text:tab/>- <text:span text:style-name="T9">Assignee</text:span>: Oscar - Sinyoung</text:p>
      <text:p text:style-name="Standard">- Proposed Method:</text:p>
      <text:p text:style-name="Standard"><text:tab/>- <text:span text:style-name="T9">Assignee</text:span>: Kevin</text:p>
      <text:p text:style-name="Standard"><text:tab/></text:p>
      <text:p text:style-name="Standard">- Experiments Results:</text:p>
      <text:p text:style-name="Standard"><text:tab/>- <text:span text:style-name="T9">Assignee</text:span>: Andrew - Kevin</text:p>
      <text:p text:style-name="Standard"><text:tab/></text:p>
      <text:p text:style-name="Standard">- Conclusion:</text:p>
      <text:p text:style-name="Standard"><text:tab/>- <text:span text:style-name="T9">Assignee</text:span>: Everyone</text:p>
      <text:p text:style-name="Standard"><text:tab/></text:p>
      <text:p text:style-name="Standard">- Future Work:</text:p>
      <text:p text:style-name="Standard"><text:tab/>- <text:span text:style-name="T9">Assignee</text:span>: Everyone</text:p>
      <text:p text:style-name="Standard"><text:tab/></text:p>
      <text:p text:style-name="Standard">- Appendix:</text:p>
      <text:p text:style-name="Standard"><text:tab/>- Random Step Size:</text:p>
      <text:p text:style-name="Standard"><text:tab/><text:tab/>- <text:span text:style-name="T9">Assignee</text:span>: Oscar - Sinyoung (Let us know if you need help)</text:p>
      <text:p text:style-name="Standard"><text:tab/>- Calculate the probability:</text:p>
      <text:p text:style-name="Standard"><text:tab/><text:tab/>- <text:span text:style-name="T9">Assignee</text:span>: Andrew</text:p>
      <text:p text:style-name="Standard"><text:tab/>- Random Walk Based Method:</text:p>
      <text:p text:style-name="Standard"><text:tab/><text:tab/>- <text:span text:style-name="T9">Assignee</text:span>: Andrew - Kevin</text:p>
      <text:p text:style-name="Standard"><text:tab/>- Our method:</text:p>
      <text:p text:style-name="Standard"><text:tab/><text:tab/>- <text:span text:style-name="T9">Assignee</text:span>: Kevin</text:p>
      <text:p text:style-name="P2">Oral presentation</text:p>
      <text:p text:style-name="Standard">- Prepare Slides:</text:p>
      <text:p text:style-name="Standard"><text:tab/>- <text:span text:style-name="T9">Assignee</text:span>: Every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Ani" svg:font-family="A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6:10:34.121380202</meta:creation-date>
    <dc:date>2020-03-24T16:14:08.645539873</dc:date>
    <meta:editing-duration>PT17S</meta:editing-duration>
    <meta:editing-cycles>1</meta:editing-cycles>
    <meta:document-statistic meta:table-count="0" meta:image-count="0" meta:object-count="0" meta:page-count="1" meta:paragraph-count="49" meta:word-count="165" meta:character-count="1007" meta:non-whitespace-character-count="843"/>
    <meta:generator>LibreOffice/6.0.3.2$Linux_X86_64 LibreOffice_project/00m0$Build-2</meta:generator>
  </office:meta>
</office:document-meta>
</file>